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4.074583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7.090833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ndalucía</text:p>
          </table:table-cell>
          <table:table-cell office:value-type="float" office:value="140295" table:style-name="ce5">
            <text:p>140.295</text:p>
          </table:table-cell>
          <table:table-cell office:value-type="float" office:value="53934" table:style-name="ce5">
            <text:p>53.934</text:p>
          </table:table-cell>
          <table:table-cell office:value-type="percentage" office:value="0.38443280230941945" table:style-name="ce6">
            <text:p>38,4%</text:p>
          </table:table-cell>
          <table:table-cell office:value-type="date" office:date-value="2021-01-06T00:00:00" table:style-name="ce13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ragón</text:p>
          </table:table-cell>
          <table:table-cell office:value-type="float" office:value="23715" table:style-name="ce8">
            <text:p>23.715</text:p>
          </table:table-cell>
          <table:table-cell office:value-type="float" office:value="6186" table:style-name="ce8">
            <text:p>6.186</text:p>
          </table:table-cell>
          <table:table-cell office:value-type="percentage" office:value="0.26084756483238458" table:style-name="ce9">
            <text:p>26,1%</text:p>
          </table:table-cell>
          <table:table-cell office:value-type="date" office:date-value="2021-01-06T00:00:00" table:style-name="ce14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turias<text:s/></text:p>
          </table:table-cell>
          <table:table-cell office:value-type="float" office:value="23720" table:style-name="ce8">
            <text:p>23.720</text:p>
          </table:table-cell>
          <table:table-cell office:value-type="float" office:value="14406" table:style-name="ce8">
            <text:p>14.406</text:p>
          </table:table-cell>
          <table:table-cell office:value-type="percentage" office:value="0.60733558178752112" table:style-name="ce9">
            <text:p>60,7%</text:p>
          </table:table-cell>
          <table:table-cell office:value-type="date" office:date-value="2021-01-06T00:00:00" table:style-name="ce14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aleares</text:p>
          </table:table-cell>
          <table:table-cell office:value-type="float" office:value="12840" table:style-name="ce8">
            <text:p>12.840</text:p>
          </table:table-cell>
          <table:table-cell office:value-type="float" office:value="3190" table:style-name="ce8">
            <text:p>3.190</text:p>
          </table:table-cell>
          <table:table-cell office:value-type="percentage" office:value="0.24844236760124611" table:style-name="ce9">
            <text:p>24,8%</text:p>
          </table:table-cell>
          <table:table-cell office:value-type="date" office:date-value="2021-01-05T00:00:00" table:style-name="ce14">
            <text:p>05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arias</text:p>
          </table:table-cell>
          <table:table-cell office:value-type="float" office:value="27660" table:style-name="ce8">
            <text:p>27.660</text:p>
          </table:table-cell>
          <table:table-cell office:value-type="float" office:value="7330" table:style-name="ce8">
            <text:p>7.330</text:p>
          </table:table-cell>
          <table:table-cell office:value-type="percentage" office:value="0.26500361532899491" table:style-name="ce9">
            <text:p>26,5%</text:p>
          </table:table-cell>
          <table:table-cell office:value-type="date" office:date-value="2021-01-06T00:00:00" table:style-name="ce14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tabria</text:p>
          </table:table-cell>
          <table:table-cell office:value-type="float" office:value="11850" table:style-name="ce8">
            <text:p>11.850</text:p>
          </table:table-cell>
          <table:table-cell office:value-type="float" office:value="1564" table:style-name="ce8">
            <text:p>1.564</text:p>
          </table:table-cell>
          <table:table-cell office:value-type="percentage" office:value="0.13198312236286919" table:style-name="ce9">
            <text:p>13,2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y Leon<text:s/></text:p>
          </table:table-cell>
          <table:table-cell office:value-type="float" office:value="51390" table:style-name="ce8">
            <text:p>51.390</text:p>
          </table:table-cell>
          <table:table-cell office:value-type="float" office:value="22103" table:style-name="ce8">
            <text:p>22.103</text:p>
          </table:table-cell>
          <table:table-cell office:value-type="percentage" office:value="0.4301031329052345" table:style-name="ce9">
            <text:p>43,0%</text:p>
          </table:table-cell>
          <table:table-cell office:value-type="date" office:date-value="2021-01-06T00:00:00" table:style-name="ce14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La Mancha</text:p>
          </table:table-cell>
          <table:table-cell office:value-type="float" office:value="35550" table:style-name="ce8">
            <text:p>35.550</text:p>
          </table:table-cell>
          <table:table-cell office:value-type="float" office:value="7666" table:style-name="ce8">
            <text:p>7.666</text:p>
          </table:table-cell>
          <table:table-cell office:value-type="percentage" office:value="0.21563994374120957" table:style-name="ce9">
            <text:p>21,6%</text:p>
          </table:table-cell>
          <table:table-cell office:value-type="date" office:date-value="2021-01-06T00:00:00" table:style-name="ce14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taluña</text:p>
          </table:table-cell>
          <table:table-cell office:value-type="float" office:value="120545" table:style-name="ce8">
            <text:p>120.545</text:p>
          </table:table-cell>
          <table:table-cell office:value-type="float" office:value="24515" table:style-name="ce8">
            <text:p>24.515</text:p>
          </table:table-cell>
          <table:table-cell office:value-type="percentage" office:value="0.20336803683271806" table:style-name="ce9">
            <text:p>20,3%</text:p>
          </table:table-cell>
          <table:table-cell office:value-type="date" office:date-value="2021-01-06T00:00:00" table:style-name="ce14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. Valenciana</text:p>
          </table:table-cell>
          <table:table-cell office:value-type="float" office:value="61225" table:style-name="ce8">
            <text:p>61.225</text:p>
          </table:table-cell>
          <table:table-cell office:value-type="float" office:value="11677" table:style-name="ce8">
            <text:p>11.677</text:p>
          </table:table-cell>
          <table:table-cell office:value-type="percentage" office:value="0.19072274397713351" table:style-name="ce9">
            <text:p>19,1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xtremadura</text:p>
          </table:table-cell>
          <table:table-cell office:value-type="float" office:value="21725" table:style-name="ce8">
            <text:p>21.725</text:p>
          </table:table-cell>
          <table:table-cell office:value-type="float" office:value="3309" table:style-name="ce8">
            <text:p>3.309</text:p>
          </table:table-cell>
          <table:table-cell office:value-type="percentage" office:value="0.15231300345224397" table:style-name="ce9">
            <text:p>15,2%</text:p>
          </table:table-cell>
          <table:table-cell office:value-type="date" office:date-value="2021-01-05T00:00:00" table:style-name="ce14">
            <text:p>05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alicia</text:p>
          </table:table-cell>
          <table:table-cell office:value-type="float" office:value="37555" table:style-name="ce8">
            <text:p>37.555</text:p>
          </table:table-cell>
          <table:table-cell office:value-type="float" office:value="20265" table:style-name="ce8">
            <text:p>20.265</text:p>
          </table:table-cell>
          <table:table-cell office:value-type="percentage" office:value="0.53960857409133267" table:style-name="ce9">
            <text:p>54,0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 Rioja</text:p>
          </table:table-cell>
          <table:table-cell office:value-type="float" office:value="5915" table:style-name="ce8">
            <text:p>5.915</text:p>
          </table:table-cell>
          <table:table-cell office:value-type="float" office:value="858" table:style-name="ce8">
            <text:p>858</text:p>
          </table:table-cell>
          <table:table-cell office:value-type="percentage" office:value="0.14505494505494507" table:style-name="ce9">
            <text:p>14,5%</text:p>
          </table:table-cell>
          <table:table-cell office:value-type="date" office:date-value="2021-01-06T00:00:00" table:style-name="ce14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drid</text:p>
          </table:table-cell>
          <table:table-cell office:value-type="float" office:value="98790" table:style-name="ce8">
            <text:p>98.790</text:p>
          </table:table-cell>
          <table:table-cell office:value-type="float" office:value="11337" table:style-name="ce8">
            <text:p>11.337</text:p>
          </table:table-cell>
          <table:table-cell office:value-type="percentage" office:value="0.11475857880352262" table:style-name="ce9">
            <text:p>11,5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urcia<text:s/></text:p>
          </table:table-cell>
          <table:table-cell office:value-type="float" office:value="25685" table:style-name="ce8">
            <text:p>25.685</text:p>
          </table:table-cell>
          <table:table-cell office:value-type="float" office:value="7287" table:style-name="ce8">
            <text:p>7.287</text:p>
          </table:table-cell>
          <table:table-cell office:value-type="percentage" office:value="0.28370644344948415" table:style-name="ce9">
            <text:p>28,4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avarra</text:p>
          </table:table-cell>
          <table:table-cell office:value-type="float" office:value="11850" table:style-name="ce8">
            <text:p>11.850</text:p>
          </table:table-cell>
          <table:table-cell office:value-type="float" office:value="2960" table:style-name="ce8">
            <text:p>2.960</text:p>
          </table:table-cell>
          <table:table-cell office:value-type="percentage" office:value="0.24978902953586499" table:style-name="ce9">
            <text:p>25,0%</text:p>
          </table:table-cell>
          <table:table-cell office:value-type="date" office:date-value="2021-01-06T00:00:00" table:style-name="ce14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aís Vasco</text:p>
          </table:table-cell>
          <table:table-cell office:value-type="float" office:value="31605" table:style-name="ce8">
            <text:p>31.605</text:p>
          </table:table-cell>
          <table:table-cell office:value-type="float" office:value="7734" table:style-name="ce8">
            <text:p>7.734</text:p>
          </table:table-cell>
          <table:table-cell office:value-type="percentage" office:value="0.24470811580446131" table:style-name="ce9">
            <text:p>24,5%</text:p>
          </table:table-cell>
          <table:table-cell office:value-type="date" office:date-value="2021-01-06T00:00:00" table:style-name="ce14">
            <text:p>06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euta</text:p>
          </table:table-cell>
          <table:table-cell office:value-type="float" office:value="1005" table:style-name="ce8">
            <text:p>1.005</text:p>
          </table:table-cell>
          <table:table-cell office:value-type="float" office:value="576" table:style-name="ce8">
            <text:p>576</text:p>
          </table:table-cell>
          <table:table-cell office:value-type="percentage" office:value="0.57313432835820899" table:style-name="ce9">
            <text:p>57,3%</text:p>
          </table:table-cell>
          <table:table-cell office:value-type="date" office:date-value="2021-01-05T00:00:00" table:style-name="ce14">
            <text:p>05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elilla</text:p>
          </table:table-cell>
          <table:table-cell office:value-type="float" office:value="1005" table:style-name="ce8">
            <text:p>1.005</text:p>
          </table:table-cell>
          <table:table-cell office:value-type="float" office:value="426" table:style-name="ce8">
            <text:p>426</text:p>
          </table:table-cell>
          <table:table-cell office:value-type="percentage" office:value="0.42388059701492536" table:style-name="ce9">
            <text:p>42,4%</text:p>
          </table:table-cell>
          <table:table-cell office:value-type="date" office:date-value="2021-01-05T00:00:00" table:style-name="ce15">
            <text:p>05/01/202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Totales</text:p>
          </table:table-cell>
          <table:table-cell office:value-type="float" office:value="743925" table:style-name="ce11">
            <text:p>743.925</text:p>
          </table:table-cell>
          <table:table-cell office:value-type="float" office:value="207323" table:style-name="ce11">
            <text:p>207.323</text:p>
          </table:table-cell>
          <table:table-cell office:value-type="percentage" office:value="0.27868803978895723" table:style-name="ce12">
            <text:p>27,9%</text:p>
          </table:table-cell>
          <table:table-cell table:style-name="ce16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Sánchez Pérez. Néstor</dc:creator>
    <meta:creation-date>2021-01-04T11:25:18Z</meta:creation-date>
    <dc:date>2021-01-07T17:13:58Z</dc:date>
  </office:meta>
</office:document-meta>
</file>